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5.229cm" svg:y="2.2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5.383cm" svg:y="8.251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72cm" svg:height="1.204cm" svg:x="8.641cm" svg:y="5.441cm">
          <draw:text-box>
            <text:p><text:span text:style-name="T1">1</text:span></text:p>
          </draw:text-box>
        </draw:frame>
        <draw:frame draw:style-name="gr3" draw:layer="layout" svg:width="0.853cm" svg:height="0.962cm" svg:x="5.851cm" svg:y="1.38cm">
          <draw:text-box>
            <text:p>a</text:p>
          </draw:text-box>
        </draw:frame>
        <draw:frame draw:style-name="gr3" draw:layer="layout" svg:width="0.853cm" svg:height="0.962cm" svg:x="6.046cm" svg:y="10.149cm">
          <draw:text-box>
            <text:p>b</text:p>
          </draw:text-box>
        </draw:frame>
        <draw:connector draw:style-name="gr4" draw:text-style-name="P1" draw:layer="layout" draw:type="curve" draw:line-skew="0.527cm" svg:x1="7.291cm" svg:y1="3.152cm" svg:x2="7.445cm" svg:y2="9.185cm" draw:start-shape="id1" draw:start-glue-point="10" draw:end-shape="id2" draw:end-glue-point="10" svg:d="M7291 3152c1812 0 1735 6033 154 6033" svg:viewBox="0 0 1351 6034">
          <text:p/>
        </draw:connector>
        <draw:connector draw:style-name="gr4" draw:text-style-name="P1" draw:layer="layout" draw:type="curve" draw:line-skew="-0.751cm" svg:x1="5.229cm" svg:y1="3.152cm" svg:x2="5.383cm" svg:y2="9.185cm" draw:start-shape="id1" draw:start-glue-point="6" draw:end-shape="id2" svg:d="M5229 3152c-1915 0-1992 6033 154 6033" svg:viewBox="0 0 1601 6034">
          <text:p/>
        </draw:connector>
        <draw:frame draw:style-name="gr3" draw:text-style-name="P4" draw:layer="layout" svg:width="0.972cm" svg:height="1.204cm" svg:x="2.811cm" svg:y="5.39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1:14:06.961313483</dc:date>
    <dc:creator>elucterio </dc:creator>
    <meta:editing-duration>PT2H53M19S</meta:editing-duration>
    <meta:editing-cycles>13</meta:editing-cycles>
    <meta:generator>LibreOffice/4.2.8.2$Linux_X86_64 LibreOffice_project/420m0$Build-2</meta:generator>
    <meta:document-statistic meta:object-count="8"/>
  </office:meta>
</office:document-meta>
</file>